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40000003C8B3889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name="Logo" draw:style-name="gr1" draw:text-style-name="P1" draw:layer="layout" svg:width="12.382cm" svg:height="1.587cm" svg:x="7.84cm" svg:y="9.709cm">
          <draw:image xlink:href="Pictures/10000000000001D40000003C8B3889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3T14:51:06</meta:creation-date>
    <meta:editing-duration>PT00H05M48S</meta:editing-duration>
    <meta:editing-cycles>3</meta:editing-cycles>
    <dc:date>2009-08-03T15:04:14</dc:date>
    <meta:generator>OpenOffice.org/3.1$Unix OpenOffice.org_project/310m11$Build-9399</meta:generator>
    <meta:document-statistic meta:object-count="24"/>
  </office:meta>
</office:document-meta>
</file>